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Serif" svg:font-family="Liberation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Courier1"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603cm"/>
    </style:style>
    <style:style style:name="Tableau2.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2.A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tab-stops>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background-color="#ffff00"/>
    </style:style>
    <style:style style:name="P6" style:family="paragraph" style:parent-style-name="Index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style:writing-mode="page">
        <style:tab-stops>
          <style:tab-stop style:position="17cm" style:leader-style="solid" style:leader-text="_"/>
        </style:tab-stops>
      </style:paragraph-properties>
    </style:style>
    <style:style style:name="P9"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style:style>
    <style:style style:name="P10"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style:style>
    <style:style style:name="P11"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fo:background-color="#ffff00"/>
    </style:style>
    <style:style style:name="P12" style:family="paragraph" style:parent-style-name="Text_20_body">
      <style:paragraph-properties fo:text-align="start" style:justify-single-word="false" style:writing-mode="page">
        <style:tab-stops>
          <style:tab-stop style:position="16.88cm" style:leader-style="solid" style:leader-text="_"/>
        </style:tab-stops>
      </style:paragraph-properties>
      <style:text-properties style:font-name="Arial" fo:background-color="transparent"/>
    </style:style>
    <style:style style:name="P13" style:family="paragraph" style:parent-style-name="Text_20_body">
      <style:paragraph-properties style:writing-mode="page">
        <style:tab-stops>
          <style:tab-stop style:position="17cm" style:leader-style="solid" style:leader-text="_"/>
        </style:tab-stops>
      </style:paragraph-properties>
      <style:text-properties style:font-name="Courier" fo:background-color="#ffff00"/>
    </style:style>
    <style:style style:name="P14" style:family="paragraph" style:parent-style-name="Text_20_body" style:master-page-name="">
      <style:paragraph-properties style:page-number="auto" style:writing-mode="page">
        <style:tab-stops>
          <style:tab-stop style:position="17cm" style:type="right" style:leader-style="solid" style:leader-text="_"/>
        </style:tab-stops>
      </style:paragraph-properties>
    </style:style>
    <style:style style:name="P15"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fo:background-color="transparent"/>
    </style:style>
    <style:style style:name="P16"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style:font-name="Arial" fo:font-size="12pt" fo:background-color="transparent"/>
    </style:style>
    <style:style style:name="P17"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fo:background-color="transparent"/>
    </style:style>
    <style:style style:name="P18" style:family="paragraph" style:parent-style-name="Text_20_body">
      <style:paragraph-properties style:writing-mode="page">
        <style:tab-stops>
          <style:tab-stop style:position="17cm" style:leader-style="solid" style:leader-text="_"/>
        </style:tab-stops>
      </style:paragraph-properties>
    </style:style>
    <style:style style:name="T1" style:family="text">
      <style:text-properties style:font-name="Courier" fo:font-size="12pt" fo:background-color="#ffff00" loext:char-shading-value="0"/>
    </style:style>
    <style:style style:name="T2" style:family="text">
      <style:text-properties fo:font-style="italic" style:font-style-asian="italic" style:font-style-complex="italic"/>
    </style:style>
    <style:style style:name="T3" style:family="text">
      <style:text-properties fo:background-color="#ffff00"/>
    </style:style>
    <style:style style:name="T4" style:family="text">
      <style:text-properties fo:background-color="#ffff00" loext:char-shading-value="0"/>
    </style:style>
    <style:style style:name="T5" style:family="text">
      <style:text-properties fo:background-color="transparent" loext:char-shading-value="0"/>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Liberation Sans1"/>
    </style:style>
    <style:style style:name="T9" style:family="text">
      <style:text-properties style:font-name="Liberation Sans1" fo:background-color="#ffff00" loext:char-shading-value="0"/>
    </style:style>
    <style:style style:name="T10" style:family="text">
      <style:text-properties style:font-name="LiberationSerif" fo:font-size="12pt" fo:background-color="#ffff00"/>
    </style:style>
    <style:style style:name="T11" style:family="text">
      <style:text-properties style:font-name="LiberationSerif" fo:font-size="12pt" fo:background-color="#ffff00" loext:char-shading-value="0"/>
    </style:style>
    <style:style style:name="T12" style:family="text">
      <style:text-properties style:font-name="LiberationSerif" fo:font-size="12pt" fo:background-color="#ffff00" loext:char-shading-value="0"/>
    </style:style>
    <style:style style:name="T13" style:family="text">
      <style:text-properties style:font-name="LiberationSerif" fo:font-size="12pt" loext:char-shading-value="0"/>
    </style:style>
    <style:style style:name="T14" style:family="text">
      <style:text-properties fo:font-size="12pt" loext:char-shading-value="0"/>
    </style:style>
    <style:style style:name="T15" style:family="text">
      <style:text-properties loext:char-shading-value="0"/>
    </style:style>
    <style:style style:name="T16" style:family="text">
      <style:text-properties fo:color="#c5000b"/>
    </style:style>
    <style:style style:name="T17" style:family="text">
      <style:text-properties fo:color="#c5000b" style:font-name="Courier"/>
    </style:style>
    <style:style style:name="T18" style:family="text">
      <style:text-properties fo:color="#c5000b" style:font-name="Courier1"/>
    </style:style>
    <style:style style:name="T19" style:family="text">
      <style:text-properties fo:color="#c5000b" fo:font-style="italic" style:font-style-asian="italic" style:font-style-complex="italic"/>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Évaluation </text:p>
      <text:p text:style-name="P2"><text:span text:style-name="T2">Durée : 45mn</text:span><text:line-break/>Répondez directement dans ce fichier en complétant les blancs (signalés par un surlignage jaune).<text:line-break/><text:span text:style-name="T6">Envoyez ce document complété en pièce jointe à </text:span><text:a xlink:type="simple" xlink:href="mailto:lboubchir@univ-paris8.fr" text:style-name="Internet_20_link" text:visited-style-name="Visited_20_Internet_20_Link"><text:span text:style-name="T6">larbi.boubchir@univ-paris8.fr</text:span></text:a><text:span text:style-name="T6"> en précisant « REGROUPEMEN IED FEVRIER 2021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7">Prénom</text:p>
          </table:table-cell>
          <table:table-cell table:style-name="Tableau2.A1" office:value-type="string">
            <text:p text:style-name="P7">Numéro étudiant</text:p>
          </table:table-cell>
        </table:table-row>
        <table:table-row>
          <table:table-cell table:style-name="Tableau2.A2" office:value-type="string">
            <text:p text:style-name="P2"/>
          </table:table-cell>
          <table:table-cell table:style-name="Tableau2.A2" office:value-type="string">
            <text:p text:style-name="P7"/>
          </table:table-cell>
          <table:table-cell table:style-name="Tableau2.A2" office:value-type="string">
            <text:p text:style-name="P7"/>
            <text:p text:style-name="P7"/>
          </table:table-cell>
        </table:table-row>
      </table:table>
      <text:p text:style-name="Object_20_index_20_heading">Connaissances générales sur Linux et votre machine</text:p>
      <text:p text:style-name="P9"><text:span text:style-name="T5">1) Quelle est la différence entre l'appellation Linux et GNU/Linux </text:span>?</text:p>
      <text:p text:style-name="P10"><text:span text:style-name="T5"><text:s/></text:span><text:span text:style-name="T3"><text:tab/></text:span></text:p>
      <text:p text:style-name="P11">________________________________________________________________________</text:p>
      <text:p text:style-name="P11">________________________________________________________________________</text:p>
      <text:p text:style-name="P15">2) Y a-t-il une différence entre l'appellation logiciel libre et logiciel open source ?</text:p>
      <text:p text:style-name="P10"><text:span text:style-name="T5"><text:s/></text:span><text:span text:style-name="T3"><text:tab/></text:span></text:p>
      <text:p text:style-name="P11">________________________________________________________________________</text:p>
      <text:p text:style-name="P11">________________________________________________________________________</text:p>
      <text:p text:style-name="P17">3) Qu'est-ce qu'un dual-boot (en français double amorçage) ? </text:p>
      <text:p text:style-name="P10"><text:span text:style-name="T5"><text:s/></text:span><text:span text:style-name="T3"><text:tab/></text:span></text:p>
      <text:p text:style-name="P11">________________________________________________________________________</text:p>
      <text:p text:style-name="P11">________________________________________________________________________</text:p>
      <text:p text:style-name="P12">4) <text:span text:style-name="T14">Pour quelle raison peut-on conseiller d'installer Linux en dual-boot (en français, double amorçage) plutôt que dans une machine virtuelle ?</text:span></text:p>
      <text:p text:style-name="P10"><text:span text:style-name="T5"><text:s/></text:span><text:span text:style-name="T3"><text:tab/></text:span></text:p>
      <text:p text:style-name="P11">________________________________________________________________________</text:p>
      <text:p text:style-name="P11">________________________________________________________________________</text:p>
      <text:p text:style-name="P16">5) A quoi sert le fichier .bashrc ?</text:p>
      <text:p text:style-name="P10"><text:span text:style-name="T5"><text:s/></text:span><text:span text:style-name="T3"><text:tab/></text:span></text:p>
      <text:p text:style-name="P11">________________________________________________________________________</text:p>
      <text:p text:style-name="Object_20_index_20_heading"><text:soft-page-break/>Le Shell, commandes courantes </text:p>
      <text:p text:style-name="P4">Pour chaque étape indiquez la commande nécessaire pour réaliser l'action demandée et répondez aux questions. Considérez que les commandes s'enchaînent. Dans certains cas, soyez attentifs au contexte pour savoir quelle commande utiliser.</text:p>
      <text:p text:style-name="Text_20_body">Déplacez vous dans le répertoire <text:span text:style-name="T18">Documents</text:span> votre compte utilisateur :<text:span text:style-name="T4"> </text:span><text:span text:style-name="T11"><text:s text:c="43"/></text:span></text:p>
      <text:p text:style-name="P8">Créez un dossier <text:span text:style-name="T17">Examen</text:span> :<text:span text:style-name="T4"> </text:span><text:span text:style-name="T11"><text:s text:c="49"/></text:span></text:p>
      <text:p text:style-name="P8">Déplacez vous dans ce dossier :<text:span text:style-name="T4"> <text:s/></text:span><text:span text:style-name="T11"><text:s text:c="53"/></text:span></text:p>
      <text:p text:style-name="P8">Créez un fichier texte nommé <text:span text:style-name="T17">Exercice</text:span> :<text:span text:style-name="T4"> <text:s/></text:span><text:span text:style-name="T11"><text:s text:c="48"/></text:span></text:p>
      <text:p text:style-name="P8">Listez tous les fichiers et envoyer le résultat dans le fichier <text:span text:style-name="T17">Exercice</text:span> :<text:span text:style-name="T4"> <text:s/></text:span><text:span text:style-name="T11"><text:s text:c="42"/></text:span></text:p>
      <text:p text:style-name="P8">Ajoutez la date du jour dans <text:span text:style-name="T17">Exercice</text:span> :<text:span text:style-name="T4"> <text:s/></text:span><text:span text:style-name="T11"><text:s text:c="51"/></text:span></text:p>
      <text:p text:style-name="P8">Ajoutez l'heure dans <text:span text:style-name="T17">Exercice</text:span> :<text:span text:style-name="T4"> <text:s/></text:span><text:span text:style-name="T11"><text:s text:c="49"/></text:span></text:p>
      <text:p text:style-name="P8">Affichez le contenu de <text:span text:style-name="T17">Exercice</text:span> :<text:span text:style-name="T4"> <text:s/></text:span><text:span text:style-name="T11"><text:s text:c="50"/></text:span></text:p>
      <text:p text:style-name="P8">Donnez la propriété de <text:span text:style-name="T17">Exercice</text:span> à <text:span text:style-name="T17">Dupond</text:span> et au groupe <text:span text:style-name="T17">Users </text:span>:<text:span text:style-name="T4"> <text:s/></text:span><text:span text:style-name="T11"><text:s text:c="50"/></text:span></text:p>
      <text:p text:style-name="P8"><text:span text:style-name="T11"><text:s text:c="105"/></text:span><text:span text:style-name="T11"><text:s text:c="55"/></text:span></text:p>
      <text:p text:style-name="P8">Afficher les droits de <text:span text:style-name="T17">Exercice</text:span> :<text:span text:style-name="T4"> <text:s/></text:span><text:span text:style-name="T11"><text:s text:c="56"/></text:span></text:p>
      <text:p text:style-name="Text_20_body">La commande affiche : <text:s/><text:line-break/><text:span text:style-name="T17">-rwx-wx-w- <text:s/>1 Dupond <text:s/>Users <text:s/>0 <text:s/>20 ma 10:20 Exercice</text:span></text:p>
      <text:p text:style-name="P8">Qui peut lire ce fichier ? <text:span text:style-name="T4"><text:s/></text:span><text:span text:style-name="T11"><text:s text:c="70"/></text:span></text:p>
      <text:p text:style-name="P8">Qui peut modifier ce fichier ? <text:span text:style-name="T4"><text:s/></text:span><text:span text:style-name="T11"><text:s text:c="63"/></text:span></text:p>
      <text:p text:style-name="P8">Qui peut exécuter ce fichier ?<text:span text:style-name="T4"> <text:s/></text:span><text:span text:style-name="T11"><text:s text:c="63"/></text:span></text:p>
      <text:p text:style-name="P8">Ajoutez le droit de lire le fichier aux utilisateurs autre que <text:span text:style-name="T17">Dupond</text:span> et les membres du groupe <text:span text:style-name="T17">Users</text:span> :<text:span text:style-name="T4"> <text:s/></text:span><text:span text:style-name="T11"><text:s text:c="70"/></text:span></text:p>
      <text:p text:style-name="P8">Créez le chemin <text:span text:style-name="T17">Sujet/informatique/</text:span> :<text:span text:style-name="T4"> <text:s/></text:span><text:span text:style-name="T11"><text:s text:c="77"/></text:span></text:p>
      <text:p text:style-name="P8">Renommez <text:span text:style-name="T17">informatique</text:span> en <text:span text:style-name="T17">physique</text:span> <text:span text:style-name="T7">sans vous déplacer dans l’arborescence des fichiers</text:span> : <text:span text:style-name="T3"><text:s/></text:span><text:span text:style-name="T10"><text:s text:c="78"/></text:span></text:p>
      <text:p text:style-name="Text_20_body">Complétez la boucle suivante pour envoyer 4 fois les messages <text:span text:style-name="T16">"</text:span><text:span text:style-name="T19">Hello</text:span><text:span text:style-name="T16">"</text:span> dans le fichier <text:span text:style-name="T17">message</text:span> :</text:p>
      <text:p text:style-name="P3">for <text:span text:style-name="T11"><text:s text:c="43"/></text:span><text:s/>; <text:span text:style-name="T4"><text:s/></text:span><text:span text:style-name="T11"><text:s text:c="37"/></text:span><text:s/></text:p>
      <text:p text:style-name="P3"><text:s text:c="4"/><text:span text:style-name="T4"><text:s/></text:span><text:span text:style-name="T11"><text:s text:c="43"/></text:span><text:s/>"<text:span text:style-name="T2">Hello</text:span>" <text:span text:style-name="T4"><text:s/></text:span><text:span text:style-name="T11"><text:s text:c="44"/></text:span><text:s/>message</text:p>
      <text:p text:style-name="P13"><text:span text:style-name="T15"><text:s text:c="10"/></text:span><text:span text:style-name="T13"><text:s text:c="35"/></text:span></text:p>
      <text:p text:style-name="P14"><text:soft-page-break/>Triez le contenu du fichier <text:span text:style-name="T17">message</text:span><text:span text:style-name="T16"> </text:span>et enlevez les doublons :<text:line-break/><text:span text:style-name="T4"> </text:span><text:span text:style-name="T11"><text:s text:c="48"/></text:span></text:p>
      <text:p text:style-name="P8">Déplacez le fichier <text:span text:style-name="T17">message</text:span> pour le placer 2 niveaux plus haut (dans <text:span text:style-name="T17">Sujet</text:span>) avec un <text:span text:style-name="T7">chemin relatif</text:span> : <text:span text:style-name="T4"><text:s/></text:span><text:span text:style-name="T11"><text:s text:c="43"/></text:span></text:p>
      <text:p text:style-name="P8">Vérifiez où vous êtes : <text:span text:style-name="T4"><text:s/></text:span><text:span text:style-name="T11"><text:s text:c="43"/></text:span></text:p>
      <text:p text:style-name="P8">La commande indique :<text:line-break/><text:span text:style-name="T17">/home/visiteur/Documents/Examen/</text:span></text:p>
      <text:p text:style-name="P8">C'est un chemin absolu ou relatif ?<text:span text:style-name="T4"> <text:s/></text:span><text:span text:style-name="T11"><text:s text:c="57"/></text:span></text:p>
      <text:p text:style-name="P8">Déplacez vous dans le répertoire <text:span text:style-name="T17">/home/visiteur/bin</text:span><text:span text:style-name="T8"> : </text:span><text:span text:style-name="T9"><text:s/></text:span><text:span text:style-name="T11"><text:s text:c="8"/></text:span><text:span text:style-name="T1"><text:s text:c="12"/></text:span><text:span text:style-name="T11"><text:s text:c="27"/></text:span></text:p>
      <text:p text:style-name="P8">Le répertoire <text:s/><text:span text:style-name="T17">/home/visiteur/bin</text:span> contient un script nommé <text:span text:style-name="T17">script.sh</text:span> qui vous appartient, modifiez les droits de ce fichier, donnez vous les droits de lecture, écriture, exécution et donnez juste le droit d'exécution à tous les autres :<text:span text:style-name="T4"> <text:s/></text:span><text:span text:style-name="T11"><text:s text:c="77"/></text:span></text:p>
      <text:p text:style-name="P8">Lancez <text:span text:style-name="T17">script.sh</text:span> <text:span text:style-name="T7">avec un chemin absolu</text:span> :<text:span text:style-name="T4"> <text:s/></text:span><text:span text:style-name="T11"><text:s text:c="3"/></text:span><text:span text:style-name="T1"><text:s text:c="20"/></text:span><text:span text:style-name="T11"><text:s text:c="33"/></text:span></text:p>
      <text:p text:style-name="P8">Le script retourne des erreurs, lancez le avec un chemin relatif cette fois et en envoyant les erreurs dans un fichier <text:span text:style-name="T16">log</text:span> : <text:span text:style-name="T4"><text:s/></text:span><text:span text:style-name="T11"><text:s text:c="67"/></text:span></text:p>
      <text:p text:style-name="P8">En consultant les erreurs vous constatez que le programme a besoin de votre nom d'utilisateur dans une variable nommée <text:span text:style-name="T17">NAME</text:span> de l'environnement. Ajouter cette variable avec la bonne valeur dans l'environnement :<text:span text:style-name="T4"> <text:s text:c="37"/></text:span><text:span text:style-name="T11"><text:s text:c="33"/></text:span></text:p>
      <text:p text:style-name="P8">Vérifier que la variable est bien dans l'environnement : <text:span text:style-name="T4"><text:s/></text:span><text:span text:style-name="T11"><text:s text:c="68"/></text:span></text:p>
      <text:p text:style-name="P8">Dans le répertoire courant il y a un fichier <text:span text:style-name="T17">nombre</text:span>, relancez le script en lui passant ce fichier en entrée :<text:span text:style-name="T4"> </text:span><text:span text:style-name="T11"><text:s text:c="64"/></text:span></text:p>
      <text:p text:style-name="P8">Le script prend du temps à s'exécuter, comment le passer en arrière plan ? <text:span text:style-name="T4"><text:s/></text:span><text:span text:style-name="T11"><text:s text:c="41"/></text:span></text:p>
      <text:p text:style-name="P8">Le processus numéro <text:span text:style-name="T16">2021</text:span> consomme trop de mémoire et de processeur, tuez le violemment :<text:line-break/><text:span text:style-name="T4"> </text:span><text:span text:style-name="T11"><text:s text:c="66"/></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Serif" svg:font-family="Liberation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Courier1"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049cm" fo:border-left="none" fo:border-right="none" fo:border-top="none" fo:border-bottom="0.002cm solid #808080"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Footer" style:family="paragraph" style:parent-style-name="Standard" style:class="extra">
      <style:paragraph-properties fo:padding="0.049cm" fo:border-left="none" fo:border-right="none" fo:border-top="0.002cm solid #666666" fo:border-bottom="none" style:shadow="none" text:number-lines="false" text:line-number="0" style:writing-mode="pag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urrier" style:family="paragraph" style:parent-style-name="Text_20_body">
      <style:paragraph-properties style:writing-mode="page">
        <style:tab-stops>
          <style:tab-stop style:position="17cm" style:leader-style="solid" style:leader-text="_"/>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Université Paris 8 – Licence d’informatique à distance – Pratique, Installation et Utilisation <text:tab/><text:page-number text:select-page="current">3</text:page-number>/<text:page-count>3</text:page-count></text:p>
      </style:header>
      <style:footer>
        <text:p text:style-name="MP1"><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20:51:29.607764000</meta:creation-date>
    <dc:date>2021-01-28T19:13:57</dc:date>
    <meta:editing-duration>PT6H28M39S</meta:editing-duration>
    <meta:editing-cycles>59</meta:editing-cycles>
    <meta:generator>OpenOffice/4.1.7$Unix OpenOffice.org_project/417m1$Build-9800</meta:generator>
    <dc:creator>LaB </dc:creator>
    <meta:document-statistic meta:table-count="1" meta:image-count="0" meta:object-count="0" meta:page-count="3" meta:paragraph-count="65" meta:word-count="548" meta:character-count="6057"/>
  </office:meta>
</office:document-meta>
</file>